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Arial1" officeooo:rsid="00059b86" officeooo:paragraph-rsid="00059b86"/>
    </style:style>
    <style:style style:name="P2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officeooo:rsid="00059b86" officeooo:paragraph-rsid="00059b86"/>
    </style:style>
    <style:style style:name="P3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officeooo:rsid="0005c171" officeooo:paragraph-rsid="0005c171"/>
    </style:style>
    <style:style style:name="P4" style:family="paragraph" style:parent-style-name="Standard">
      <style:paragraph-properties fo:text-align="justify" style:justify-single-word="false"/>
      <style:text-properties style:font-name="Arial1" style:text-underline-style="solid" style:text-underline-width="auto" style:text-underline-color="font-color" officeooo:rsid="0006d332" officeooo:paragraph-rsid="0006d332"/>
    </style:style>
    <style:style style:name="P5" style:family="paragraph" style:parent-style-name="Standard">
      <style:paragraph-properties fo:text-align="justify" style:justify-single-word="false"/>
      <style:text-properties style:font-name="Arial1" style:text-underline-style="none" officeooo:rsid="0006d332" officeooo:paragraph-rsid="0006d332"/>
    </style:style>
    <style:style style:name="P6" style:family="paragraph" style:parent-style-name="Standard">
      <style:paragraph-properties fo:text-align="justify" style:justify-single-word="false"/>
      <style:text-properties style:font-name="Arial1" style:text-underline-style="none" officeooo:rsid="0007d7e4" officeooo:paragraph-rsid="0007d7e4"/>
    </style:style>
    <style:style style:name="P7" style:family="paragraph" style:parent-style-name="Standard">
      <style:paragraph-properties fo:text-align="justify" style:justify-single-word="false"/>
      <style:text-properties style:font-name="Arial1" style:text-underline-style="none" officeooo:rsid="0009d5e3" officeooo:paragraph-rsid="0009d5e3"/>
    </style:style>
    <style:style style:name="P8" style:family="paragraph" style:parent-style-name="Standard">
      <style:paragraph-properties fo:text-align="justify" style:justify-single-word="false"/>
      <style:text-properties style:font-name="Arial1" style:text-underline-style="none" officeooo:rsid="000b0fac" officeooo:paragraph-rsid="000b0fac"/>
    </style:style>
    <style:style style:name="P9" style:family="paragraph" style:parent-style-name="Standard">
      <style:paragraph-properties fo:text-align="justify" style:justify-single-word="false"/>
      <style:text-properties style:font-name="Arial1" style:text-underline-style="none" officeooo:rsid="000b34b4" officeooo:paragraph-rsid="000b34b4"/>
    </style:style>
    <style:style style:name="P10" style:family="paragraph" style:parent-style-name="Standard">
      <style:paragraph-properties fo:text-align="justify" style:justify-single-word="false"/>
      <style:text-properties style:font-name="Arial1" style:text-underline-style="none" officeooo:rsid="000cdc3d" officeooo:paragraph-rsid="000cdc3d"/>
    </style:style>
    <style:style style:name="P11" style:family="paragraph" style:parent-style-name="Standard">
      <style:paragraph-properties fo:text-align="justify" style:justify-single-word="false"/>
      <style:text-properties style:font-name="Arial1" style:text-underline-style="none" officeooo:rsid="000ebc98" officeooo:paragraph-rsid="000ebc98"/>
    </style:style>
    <style:style style:name="P12" style:family="paragraph" style:parent-style-name="Standard">
      <style:paragraph-properties fo:text-align="justify" style:justify-single-word="false"/>
      <style:text-properties style:font-name="Arial1" style:text-underline-style="none" officeooo:rsid="000fb794" officeooo:paragraph-rsid="000fb794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cesidad de almacenar y compartir informacion</text:p>
      <text:p text:style-name="P1"/>
      <text:p text:style-name="P1">Estandar de comunicaciones </text:p>
      <text:p text:style-name="P1"/>
      <text:p text:style-name="P1"/>
      <text:p text:style-name="P1">HTML</text:p>
      <text:p text:style-name="P1"/>
      <text:p text:style-name="P1">HTTPS – Hiper text protocol secure – agrego seguridad</text:p>
      <text:p text:style-name="P1"/>
      <text:p text:style-name="P1">Visualizar la informacion con los navegadores web</text:p>
      <text:p text:style-name="P2"/>
      <text:p text:style-name="P3">WWW<text:span text:style-name="T1"> =&gt; Arquitectura cliente servidor =&gt; conjunto de computadoras que estan conectadas auna red y existe una computadora jefe mas grosa para poder antender a todas las demas computadoras </text:span></text:p>
      <text:p text:style-name="P3"><text:span text:style-name="T1"/></text:p>
      <text:p text:style-name="P4"><text:span text:style-name="T1">protocolo adecuado si o si usa el HTTPS</text:span></text:p>
      <text:p text:style-name="P4"><text:span text:style-name="T2"/></text:p>
      <text:p text:style-name="P5">Servidor web , vamos a utilizar apache</text:p>
      <text:p text:style-name="P5"/>
      <text:p text:style-name="P5">el interprete PHP si o si lo debe tener del servidor </text:p>
      <text:p text:style-name="P5"/>
      <text:p text:style-name="P5">No es probable que este trabajando con el servidor web</text:p>
      <text:p text:style-name="P5"/>
      <text:p text:style-name="P5">contratar espacio para un servidor web → es algo barato y no es probable que la capacidad sea un problema → </text:p>
      <text:p text:style-name="P5"/>
      <text:p text:style-name="P5">si o si debo utilizar el codigo FTP → protocolo de transferencia de archivos</text:p>
      <text:p text:style-name="P5"/>
      <text:p text:style-name="P6">IP es la direccion postal de la casa , asi el servidor me identifica para darme le recurso </text:p>
      <text:p text:style-name="P6">IP mucho muy importante</text:p>
      <text:p text:style-name="P6"/>
      <text:p text:style-name="P6">DNS servidor de dominio → conntiene una base de datos que conecta la IP d ella compania </text:p>
      <text:p text:style-name="P6"/>
      <text:p text:style-name="P7">Que es el DNS?\</text:p>
      <text:p text:style-name="P7"/>
      <text:p text:style-name="P7">Recurso mas importante son las paginas web – Igual que pueda que busquemos un repositorios de archivos?</text:p>
      <text:p text:style-name="P7"/>
      <text:p text:style-name="P7">Que es una pagina web?</text:p>
      <text:p text:style-name="P7">Es un texto aski que esta escrito en lenguaje HTML</text:p>
      <text:p text:style-name="P7">Archivo de texto que tiene marcas y etiquetas</text:p>
      <text:p text:style-name="P7">utilizando elprotocolo HTTP para poder mostrarsela al cliente</text:p>
      <text:p text:style-name="P7"/>
      <text:p text:style-name="P7">hipervinculo es importantisimo en los hipertextos</text:p>
      <text:p text:style-name="P7"/>
      <text:p text:style-name="P7">Las paginas web pueden ser estaticas o pueden ser dinamicas </text:p>
      <text:p text:style-name="P7">estaticas -&gt; es un soporte para mostrar informacion</text:p>
      <text:p text:style-name="P7"/>
      <text:p text:style-name="P7">Lo usual que se ejecute el scrip en el cliente o en el servidor</text:p>
      <text:p text:style-name="P7"/>
      <text:p text:style-name="P8"><text:soft-page-break/>Todo lo que pueda procesar el lado del cliente debo dejarlo que lo haga el cliente para no cargar el servidor todo el tiempo</text:p>
      <text:p text:style-name="P8"/>
      <text:p text:style-name="P8">l;as cookies siempre se manejar del parte del cliente </text:p>
      <text:p text:style-name="P8"/>
      <text:p text:style-name="P8">que es una cookies??</text:p>
      <text:p text:style-name="P8"/>
      <text:p text:style-name="P8">Que es un Sitio Web?</text:p>
      <text:p text:style-name="P8">Conjutos de paginas web relacionadas</text:p>
      <text:p text:style-name="P8"/>
      <text:p text:style-name="P8">se guardar en un direcctorio de raiz</text:p>
      <text:p text:style-name="P8"/>
      <text:p text:style-name="P8">Siempre tiene que existir el archivo index</text:p>
      <text:p text:style-name="P8"/>
      <text:p text:style-name="P9">sitio web puede tener paginas estaticas</text:p>
      <text:p text:style-name="P9"/>
      <text:p text:style-name="P9">las aplicaciones web tiene procesamientos de datos tiene un scrips</text:p>
      <text:p text:style-name="P9"/>
      <text:p text:style-name="P9"/>
      <text:p text:style-name="P9">Cuando desarrollamos un sistema – parte fundamental la parte de la prueba – tengo que desarrollar caso de prueba- depuracion</text:p>
      <text:p text:style-name="P9">mi prueba es exitosa si encuentro errores- si no encuentro errores la prueba de caso de uso esta mal echo</text:p>
      <text:p text:style-name="P9"/>
      <text:p text:style-name="P9">el mantenimiento es muy alto de una aplicación web acomparacion de una aplicacion de escritorio</text:p>
      <text:p text:style-name="P9"/>
      <text:p text:style-name="P10">Una direccion IP es un cojunto de 6 numeros y es la forma de encontrar manera univocamente a una persona</text:p>
      <text:p text:style-name="P10"/>
      <text:p text:style-name="P10">DNS contiene un servidor gigante que tiene los dominios y sus respectivos IP</text:p>
      <text:p text:style-name="P10"/>
      <text:p text:style-name="P10">Si el servidor tiene la pagina no la va enviar</text:p>
      <text:p text:style-name="P10"/>
      <text:p text:style-name="P10">el famosos error 404 , no se encuentra en el servidor que se esta conectado</text:p>
      <text:p text:style-name="P10">el servidor siempre tiene que darme una respuesta positivo o negaativa</text:p>
      <text:p text:style-name="P10"/>
      <text:p text:style-name="P10">los certificados de seguridad usualmente duran por un anio </text:p>
      <text:p text:style-name="P10"/>
      <text:p text:style-name="P11">Para que el usuairo acceda a ese sitio debe saber el IP y para eso se encarga en el DNS</text:p>
      <text:p text:style-name="P11"/>
      <text:p text:style-name="P11">mantener la conexcion es correr un riesgo que muchos clientes hagan lo mismo → entonces el servidor se satura y se cae</text:p>
      <text:p text:style-name="P11"/>
      <text:p text:style-name="P11"/>
      <text:p text:style-name="P11">DNS ATAQUE DENEGACION DE SERVICIOS</text:p>
      <text:p text:style-name="P11"/>
      <text:p text:style-name="P12">Que es la semantic Web?</text:p>
      <text:p text:style-name="P12"/>
      <text:p text:style-name="P12"/>
      <text:p text:style-name="P12">Es importante un factor importan el tipo de dispositivo que va acceder el usuario </text:p>
      <text:p text:style-name="P12"/>
      <text:p text:style-name="P12"><text:soft-page-break/>Semantica → es que le agrega significado – utiliza tecnicas de intelignecia artificial – y capacidad de resolucion de problemas </text:p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3T14:10:31.289000000</meta:creation-date>
    <meta:generator>LibreOffice/24.2.1.2$Windows_X86_64 LibreOffice_project/db4def46b0453cc22e2d0305797cf981b68ef5ac</meta:generator>
    <dc:date>2024-03-13T16:17:16.899000000</dc:date>
    <meta:editing-duration>PT1H43S</meta:editing-duration>
    <meta:editing-cycles>7</meta:editing-cycles>
    <meta:document-statistic meta:table-count="0" meta:image-count="0" meta:object-count="0" meta:page-count="3" meta:paragraph-count="49" meta:word-count="544" meta:character-count="3117" meta:non-whitespace-character-count="2604"/>
  </office:meta>
</office:document-meta>
</file>